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Title" style:master-page-name="Standard">
      <style:paragraph-properties fo:text-align="center" style:justify-single-word="false" style:page-number="1"/>
    </style:style>
    <style:style style:name="T1" style:family="text">
      <style:text-properties fo:color="#1155cc" style:text-underline-style="solid" style:text-underline-width="auto" style:text-underline-color="font-color"/>
    </style:style>
    <style:style style:name="T2"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dwz1elrimu6m"/>Terms of Service</text:p>
      <text:p text:style-name="Subtitle"><text:bookmark text:name="_dfk7a2s0sjwo"/>Introduction</text:p>
      <text:p text:style-name="Standard">The Terms of Service indicate what the users could or could not do when the users are using the services. The services on the IdleCorp Profit project may include the products, the contents and the rights which belong to the IdleCorp Profit project. To read the project server rules and regards, please go <text:a xlink:type="simple" xlink:href="https://docs.google.com/document/u/0/d/1ltoag0NvSdF9Q7MOVmOWjTKoY94P3o_WC2yodK4vgDY/edit" text:style-name="ListLabel_20_1" text:visited-style-name="ListLabel_20_1"><text:span text:style-name="T1">here</text:span></text:a>.</text:p>
      <text:p text:style-name="Standard"/>
      <text:p text:style-name="Standard">We may use “terms” to indicate the Terms of Service and may use “the project” to indicate the IdleCorp Profit project, the products, the contents, the rights which belong to the project.</text:p>
      <text:p text:style-name="Standard"/>
      <text:p text:style-name="Standard">The range of the services is which the project produced, created, included.</text:p>
      <text:p text:style-name="Standard"/>
      <text:p text:style-name="Subtitle"><text:bookmark text:name="_a36orriej17c"/>Agreement</text:p>
      <text:p text:style-name="Standard">When you are using the products, reading and knowing the contents and the rights, it means you agree to the terms. This includes browsing the IdleCorp WIki (on the IdleCorp Profit section), using the project bots and the files.</text:p>
      <text:p text:style-name="Standard"/>
      <text:p text:style-name="Heading_20_1"><text:bookmark text:name="_rrntot4abjes"/>1. User’s responsibilities</text:p>
      <text:p text:style-name="Standard">To be a user, the user must be responsible when the user is using the services. Therefore, there is a standard on the user’s responsibilities, the terms.</text:p>
      <text:p text:style-name="Standard"/>
      <text:p text:style-name="Heading_20_2"><text:bookmark text:name="_uv43aunomnt3"/>1.1. Content safe</text:p>
      <text:p text:style-name="Standard">With all the chances on providing any data or content, these contents cannot include any format of illegal and sexual contents, discriminations and targetivities. All the cases are available with this term.</text:p>
      <text:p text:style-name="Heading_20_1"><text:bookmark text:name="_5xkwaoqmsekx"/>2. Copyrights</text:p>
      <text:p text:style-name="Standard">The copyrights include the project bots, the arts (the arts which include the arts on IdleCorp follow to <text:a xlink:type="simple" xlink:href="#_mdkeo51ovkqq" text:style-name="ListLabel_20_1" text:visited-style-name="ListLabel_20_1"><text:span text:style-name="T1">CC BY-NC-SA 4.0</text:span></text:a>)</text:p>
      <text:p text:style-name="Standard"/>
      <text:p text:style-name="Heading_20_2"><text:bookmark text:name="_g48i5te33fdf"/>2.1. The project bots</text:p>
      <text:p text:style-name="Standard">The rights on the project bots include the code sources, the contents, the content files and the arithmetics. Even if you can access the source codes, do not read, tell and publish any part of the source codes, any link or any format of the path.</text:p>
      <text:p text:style-name="Heading_20_2"><text:bookmark text:name="_jl4hn19j3gar"/>2.2. The arts</text:p>
      <text:p text:style-name="Standard">There are some arts included within the project, such as the project server icon and the bots' profile pictures. If there are some arts including the arts of IdleCorp, they are referred to <text:a xlink:type="simple" xlink:href="#_mdkeo51ovkqq" text:style-name="ListLabel_20_1" text:visited-style-name="ListLabel_20_1"><text:span text:style-name="T1">2.2.1</text:span></text:a>.</text:p>
      <text:p text:style-name="Standard"/>
      <text:p text:style-name="Heading_20_3"><text:bookmark text:name="_mdkeo51ovkqq"/>2.2.1. Arts of IdleCorp</text:p>
      <text:p text:style-name="Standard"><text:soft-page-break/>With the arts which are including the arts of IdleCorp, as the IdleCorp arts content creator said, they are basically under Attribution-NonCommercial-ShareAlike 4.0 International (CC BY-NC-SA 4.0) <text:a xlink:type="simple" xlink:href="https://creativecommons.org/licenses/by-nc-sa/4.0/" text:style-name="ListLabel_20_1" text:visited-style-name="ListLabel_20_1"><text:span text:style-name="T1">https://creativecommons.org/licenses/by-nc-sa/4.0/</text:span></text:a>.</text:p>
      <text:p text:style-name="Standard"/>
      <text:p text:style-name="Heading_20_1"><text:bookmark text:name="_4dk1x0qjahkp"/>3. Terms</text:p>
      <text:p text:style-name="Heading_20_2"><text:bookmark text:name="_oxmx30i011lg"/>3.1. Using the project bots</text:p>
      <text:p text:style-name="Standard">When you are using the project bots, you are not able to know, read, access the source codes, even if you have known about it, you are also not able to provide the path to/or any format of any part of the source codes. These bots are not open sourced, so you are also not able to copy and refer (from) the source codes. You will not be able to share your personal information with these bots. Also, <text:a xlink:type="simple" xlink:href="#_uv43aunomnt3" text:style-name="ListLabel_20_1" text:visited-style-name="ListLabel_20_1"><text:span text:style-name="T1">1.1</text:span></text:a> is available on this.</text:p>
      <text:p text:style-name="Standard"/>
      <text:p text:style-name="Subtitle"><text:bookmark text:name="_uw26u9kp5zuz"/><text:span text:style-name="T2">[Any more information will be included then]</text:span></text:p>
      <text:p text:style-name="Standard"/>
      <text:p text:style-name="Subtitle"><text:bookmark text:name="_pu78cfc58l3a"/>Ending and punishment</text:p>
      <text:p text:style-name="Standard">The terms must be followed due to the responsibilities of the users. If any user has broken any one or more terms above, the user will be muted, banned or reported as the seriousness of the user. The terms might be changed or updated anytime, you should know the terms on time. Any user should be able to use the services pleasurably, thank you for rea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5" meta:word-count="515" meta:character-count="2998" meta:non-whitespace-character-count="2508"/>
    <meta:generator>LibreOfficeDev/6.0.5.2$Linux_X86_64 LibreOffice_project/</meta:generator>
  </office:meta>
</office:document-meta>
</file>